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46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0.33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tatistic">
      <style:table-properties table:display="true" style:writing-mode="lr-tb"/>
    </style:style>
    <style:style style:name="ce27" style:family="table-cell" style:parent-style-name="Default" style:data-style-name="N128"/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9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3">
        <office:forms form:automatic-focus="false" form:apply-design-mode="false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909" table:default-cell-style-name="Default"/>
        <table:table-row table:style-name="ro2">
          <table:table-cell table:style-name="ce7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7" office:value-type="string" calcext:value-type="string" table:number-columns-spanned="6" table:number-rows-spanned="1">
            <text:p>Resultad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2">
          <table:table-cell table:style-name="ce3"/>
          <table:table-cell table:style-name="ce7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7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3]*2" office:value-type="float" office:value="2000" calcext:value-type="float">
            <text:p>2000</text:p>
          </table:table-cell>
          <table:table-cell table:style-name="ce1" table:formula="of:=[.C3]*2" office:value-type="float" office:value="4000" calcext:value-type="float">
            <text:p>4000</text:p>
          </table:table-cell>
          <table:table-cell table:style-name="ce1" table:formula="of:=[.D3]*2" office:value-type="float" office:value="8000" calcext:value-type="float">
            <text:p>8000</text:p>
          </table:table-cell>
          <table:table-cell table:style-name="ce1" table:formula="of:=[.E3]*2" office:value-type="float" office:value="16000" calcext:value-type="float">
            <text:p>16000</text:p>
          </table:table-cell>
          <table:table-cell/>
          <table:table-cell table:style-name="ce5"/>
          <table:table-cell table:style-name="ce1" office:value-type="float" office:value="1000" calcext:value-type="float">
            <text:p>1000</text:p>
          </table:table-cell>
          <table:table-cell table:style-name="ce1" table:formula="of:=[.I3]*2" office:value-type="float" office:value="2000" calcext:value-type="float">
            <text:p>2000</text:p>
          </table:table-cell>
          <table:table-cell table:style-name="ce1" table:formula="of:=[.J3]*2" office:value-type="float" office:value="4000" calcext:value-type="float">
            <text:p>4000</text:p>
          </table:table-cell>
          <table:table-cell table:style-name="ce1" table:formula="of:=[.K3]*2" office:value-type="float" office:value="8000" calcext:value-type="float">
            <text:p>8000</text:p>
          </table:table-cell>
          <table:table-cell table:style-name="ce1" table:formula="of:=[.L3]*2" office:value-type="float" office:value="16000" calcext:value-type="float">
            <text:p>16000</text:p>
          </table:table-cell>
          <table:table-cell table:number-columns-repeated="9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0.00000366666666666667" calcext:value-type="float">
            <text:p>0,00000</text:p>
          </table:table-cell>
          <table:table-cell table:style-name="ce13" table:formula="of:=[$data.$E5]" office:value-type="float" office:value="0.000003" calcext:value-type="float">
            <text:p>0,00000</text:p>
          </table:table-cell>
          <table:table-cell table:style-name="ce13" table:formula="of:=[$data.$E8]" office:value-type="float" office:value="0.000005" calcext:value-type="float">
            <text:p>0,00001</text:p>
          </table:table-cell>
          <table:table-cell table:style-name="ce13" table:formula="of:=[$data.$E11]" office:value-type="float" office:value="0.000008" calcext:value-type="float">
            <text:p>0,00001</text:p>
          </table:table-cell>
          <table:table-cell table:style-name="ce13" table:formula="of:=[$data.$E14]" office:value-type="float" office:value="0.000015" calcext:value-type="float">
            <text:p>0,00002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29" table:formula="of:=[$data.H2]" office:value-type="float" office:value="9.0000048" calcext:value-type="float">
            <text:p>9,000005</text:p>
          </table:table-cell>
          <table:table-cell table:style-name="ce29" table:formula="of:=[$data.I2]" office:value-type="float" office:value="9.000001" calcext:value-type="float">
            <text:p>9,000001</text:p>
          </table:table-cell>
          <table:table-cell table:style-name="ce29" table:formula="of:=[$data.J2]" office:value-type="float" office:value="9" calcext:value-type="float">
            <text:p>9,000000</text:p>
          </table:table-cell>
          <table:table-cell table:style-name="ce29" table:formula="of:=[$data.K2]" office:value-type="float" office:value="9" calcext:value-type="float">
            <text:p>9,000000</text:p>
          </table:table-cell>
          <table:table-cell table:style-name="ce29" table:formula="of:=[$data.L2]" office:value-type="float" office:value="9" calcext:value-type="float">
            <text:p>9,000000</text:p>
          </table:table-cell>
          <table:table-cell table:number-columns-repeated="90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0.0000123333333333333" calcext:value-type="float">
            <text:p>0,00001</text:p>
          </table:table-cell>
          <table:table-cell table:style-name="ce14" table:formula="of:=[$data.$E20]" office:value-type="float" office:value="0.00001" calcext:value-type="float">
            <text:p>0,00001</text:p>
          </table:table-cell>
          <table:table-cell table:style-name="ce14" table:formula="of:=[$data.$E23]" office:value-type="float" office:value="0.0000133333333333333" calcext:value-type="float">
            <text:p>0,00001</text:p>
          </table:table-cell>
          <table:table-cell table:style-name="ce14" table:formula="of:=[$data.$E26]" office:value-type="float" office:value="0.0000166666666666667" calcext:value-type="float">
            <text:p>0,00002</text:p>
          </table:table-cell>
          <table:table-cell table:style-name="ce14" table:formula="of:=[$data.$E29]" office:value-type="float" office:value="0.0000253333333333333" calcext:value-type="float">
            <text:p>0,00003</text:p>
          </table:table-cell>
          <table:table-cell/>
          <table:table-cell table:style-name="ce5" office:value-type="string" calcext:value-type="string">
            <text:p>DP</text:p>
          </table:table-cell>
          <table:table-cell table:style-name="ce30" table:formula="of:=[$data.H3]" office:value-type="float" office:value="0.00000041403933529555" calcext:value-type="float">
            <text:p>0,000000</text:p>
          </table:table-cell>
          <table:table-cell table:style-name="ce30" table:formula="of:=[$data.I3]" office:value-type="float" office:value="0" calcext:value-type="float">
            <text:p>0,000000</text:p>
          </table:table-cell>
          <table:table-cell table:style-name="ce30" table:formula="of:=[$data.J3]" office:value-type="float" office:value="0" calcext:value-type="float">
            <text:p>0,000000</text:p>
          </table:table-cell>
          <table:table-cell table:style-name="ce30" table:formula="of:=[$data.K3]" office:value-type="float" office:value="0" calcext:value-type="float">
            <text:p>0,000000</text:p>
          </table:table-cell>
          <table:table-cell table:style-name="ce30" table:formula="of:=[$data.L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0.0000233333333333333" calcext:value-type="float">
            <text:p>0,00002</text:p>
          </table:table-cell>
          <table:table-cell table:style-name="ce13" table:formula="of:=[$data.$E35]" office:value-type="float" office:value="0.0000193333333333333" calcext:value-type="float">
            <text:p>0,00002</text:p>
          </table:table-cell>
          <table:table-cell table:style-name="ce13" table:formula="of:=[$data.$E38]" office:value-type="float" office:value="0.0000196666666666667" calcext:value-type="float">
            <text:p>0,00002</text:p>
          </table:table-cell>
          <table:table-cell table:style-name="ce13" table:formula="of:=[$data.$E41]" office:value-type="float" office:value="0.0000733333333333333" calcext:value-type="float">
            <text:p>0,00007</text:p>
          </table:table-cell>
          <table:table-cell table:style-name="ce13" table:formula="of:=[$data.$E44]" office:value-type="float" office:value="0.000027" calcext:value-type="float">
            <text:p>0,00003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0.000024" calcext:value-type="float">
            <text:p>0,00002</text:p>
          </table:table-cell>
          <table:table-cell table:style-name="ce14" table:formula="of:=[$data.$E50]" office:value-type="float" office:value="0.000018" calcext:value-type="float">
            <text:p>0,00002</text:p>
          </table:table-cell>
          <table:table-cell table:style-name="ce14" table:formula="of:=[$data.$E53]" office:value-type="float" office:value="0.0000256666666666667" calcext:value-type="float">
            <text:p>0,00003</text:p>
          </table:table-cell>
          <table:table-cell table:style-name="ce14" table:formula="of:=[$data.$E56]" office:value-type="float" office:value="0.0000253333333333333" calcext:value-type="float">
            <text:p>0,00003</text:p>
          </table:table-cell>
          <table:table-cell table:style-name="ce14" table:formula="of:=[$data.$E59]" office:value-type="float" office:value="0.000024" calcext:value-type="float">
            <text:p>0,00002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0.000078" calcext:value-type="float">
            <text:p>0,00008</text:p>
          </table:table-cell>
          <table:table-cell table:style-name="ce13" table:formula="of:=[$data.$E65]" office:value-type="float" office:value="0.0000923333333333333" calcext:value-type="float">
            <text:p>0,00009</text:p>
          </table:table-cell>
          <table:table-cell table:style-name="ce13" table:formula="of:=[$data.$E68]" office:value-type="float" office:value="0.000142666666666667" calcext:value-type="float">
            <text:p>0,00014</text:p>
          </table:table-cell>
          <table:table-cell table:style-name="ce13" table:formula="of:=[$data.$E71]" office:value-type="float" office:value="0.0000953333333333333" calcext:value-type="float">
            <text:p>0,00010</text:p>
          </table:table-cell>
          <table:table-cell table:style-name="ce13" table:formula="of:=[$data.$E74]" office:value-type="float" office:value="0.000052" calcext:value-type="float">
            <text:p>0,00005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7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7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000" calcext:value-type="float">
            <text:p>1000</text:p>
          </table:table-cell>
          <table:table-cell table:style-name="ce17" table:formula="of:=[.C3]" office:value-type="float" office:value="2000" calcext:value-type="float">
            <text:p>2000</text:p>
          </table:table-cell>
          <table:table-cell table:style-name="ce17" table:formula="of:=[.D3]" office:value-type="float" office:value="4000" calcext:value-type="float">
            <text:p>4000</text:p>
          </table:table-cell>
          <table:table-cell table:style-name="ce17" table:formula="of:=[.E3]" office:value-type="float" office:value="8000" calcext:value-type="float">
            <text:p>8000</text:p>
          </table:table-cell>
          <table:table-cell table:style-name="ce17" table:formula="of:=[.F3]" office:value-type="float" office:value="16000" calcext:value-type="float">
            <text:p>160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0.297297297297297" calcext:value-type="float">
            <text:p>0,2973</text:p>
          </table:table-cell>
          <table:table-cell table:style-name="ce21" table:formula="of:=[.C4]/[.C5]" office:value-type="float" office:value="0.3" calcext:value-type="float">
            <text:p>0,3000</text:p>
          </table:table-cell>
          <table:table-cell table:style-name="ce21" table:formula="of:=[.D4]/[.D5]" office:value-type="float" office:value="0.375" calcext:value-type="float">
            <text:p>0,3750</text:p>
          </table:table-cell>
          <table:table-cell table:style-name="ce21" table:formula="of:=[.E4]/[.E5]" office:value-type="float" office:value="0.48" calcext:value-type="float">
            <text:p>0,4800</text:p>
          </table:table-cell>
          <table:table-cell table:style-name="ce21" table:formula="of:=[.F4]/[.F5]" office:value-type="float" office:value="0.592105263157895" calcext:value-type="float">
            <text:p>0,5921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0.157142857142857" calcext:value-type="float">
            <text:p>0,1571</text:p>
          </table:table-cell>
          <table:table-cell table:style-name="ce20" table:formula="of:=[.C4]/[.C6]" office:value-type="float" office:value="0.155172413793103" calcext:value-type="float">
            <text:p>0,1552</text:p>
          </table:table-cell>
          <table:table-cell table:style-name="ce20" table:formula="of:=[.D4]/[.D6]" office:value-type="float" office:value="0.254237288135593" calcext:value-type="float">
            <text:p>0,2542</text:p>
          </table:table-cell>
          <table:table-cell table:style-name="ce20" table:formula="of:=[.E4]/[.E6]" office:value-type="float" office:value="0.109090909090909" calcext:value-type="float">
            <text:p>0,1091</text:p>
          </table:table-cell>
          <table:table-cell table:style-name="ce20" table:formula="of:=[.F4]/[.F6]" office:value-type="float" office:value="0.555555555555555" calcext:value-type="float">
            <text:p>0,5556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0.152777777777778" calcext:value-type="float">
            <text:p>0,1528</text:p>
          </table:table-cell>
          <table:table-cell table:style-name="ce21" table:formula="of:=[.C4]/[.C7]" office:value-type="float" office:value="0.166666666666667" calcext:value-type="float">
            <text:p>0,1667</text:p>
          </table:table-cell>
          <table:table-cell table:style-name="ce21" table:formula="of:=[.D4]/[.D7]" office:value-type="float" office:value="0.194805194805195" calcext:value-type="float">
            <text:p>0,1948</text:p>
          </table:table-cell>
          <table:table-cell table:style-name="ce21" table:formula="of:=[.E4]/[.E7]" office:value-type="float" office:value="0.31578947368421" calcext:value-type="float">
            <text:p>0,3158</text:p>
          </table:table-cell>
          <table:table-cell table:style-name="ce21" table:formula="of:=[.F4]/[.F7]" office:value-type="float" office:value="0.625" calcext:value-type="float">
            <text:p>0,6250</text:p>
          </table:table-cell>
          <table:table-cell table:number-columns-repeated="91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0.047008547008547" calcext:value-type="float">
            <text:p>0,0470</text:p>
          </table:table-cell>
          <table:table-cell table:style-name="ce20" table:formula="of:=[.C4]/[.C8]" office:value-type="float" office:value="0.0324909747292419" calcext:value-type="float">
            <text:p>0,0325</text:p>
          </table:table-cell>
          <table:table-cell table:style-name="ce20" table:formula="of:=[.D4]/[.D8]" office:value-type="float" office:value="0.0350467289719626" calcext:value-type="float">
            <text:p>0,0350</text:p>
          </table:table-cell>
          <table:table-cell table:style-name="ce20" table:formula="of:=[.E4]/[.E8]" office:value-type="float" office:value="0.0839160839160839" calcext:value-type="float">
            <text:p>0,0839</text:p>
          </table:table-cell>
          <table:table-cell table:style-name="ce20" table:formula="of:=[.F4]/[.F8]" office:value-type="float" office:value="0.288461538461538" calcext:value-type="float">
            <text:p>0,2885</text:p>
          </table:table-cell>
          <table:table-cell table:number-columns-repeated="910"/>
        </table:table-row>
        <table:table-row table:style-name="ro3">
          <table:table-cell table:style-name="ce6" table:number-columns-repeated="6"/>
          <table:table-cell table:number-columns-repeated="910"/>
        </table:table-row>
        <table:table-row table:style-name="ro3">
          <table:table-cell table:style-name="ce7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3">
          <table:table-cell table:style-name="ce3"/>
          <table:table-cell table:style-name="ce7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3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000" calcext:value-type="float">
            <text:p>1000</text:p>
          </table:table-cell>
          <table:table-cell table:style-name="ce1" table:formula="of:=[.C12]" office:value-type="float" office:value="2000" calcext:value-type="float">
            <text:p>2000</text:p>
          </table:table-cell>
          <table:table-cell table:style-name="ce1" table:formula="of:=[.D12]" office:value-type="float" office:value="4000" calcext:value-type="float">
            <text:p>4000</text:p>
          </table:table-cell>
          <table:table-cell table:style-name="ce1" table:formula="of:=[.E12]" office:value-type="float" office:value="8000" calcext:value-type="float">
            <text:p>8000</text:p>
          </table:table-cell>
          <table:table-cell table:style-name="ce1" table:formula="of:=[.F12]" office:value-type="float" office:value="16000" calcext:value-type="float">
            <text:p>16000</text:p>
          </table:table-cell>
          <table:table-cell table:number-columns-repeated="91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148648648648649" calcext:value-type="float">
            <text:p>0,1486</text:p>
          </table:table-cell>
          <table:table-cell table:style-name="ce21" table:formula="of:=[.C14]/[.$A$23]" office:value-type="float" office:value="0.15" calcext:value-type="float">
            <text:p>0,1500</text:p>
          </table:table-cell>
          <table:table-cell table:style-name="ce21" table:formula="of:=[.D14]/[.$A$23]" office:value-type="float" office:value="0.1875" calcext:value-type="float">
            <text:p>0,1875</text:p>
          </table:table-cell>
          <table:table-cell table:style-name="ce21" table:formula="of:=[.E14]/[.$A$23]" office:value-type="float" office:value="0.24" calcext:value-type="float">
            <text:p>0,2400</text:p>
          </table:table-cell>
          <table:table-cell table:style-name="ce21" table:formula="of:=[.F14]/[.$A$23]" office:value-type="float" office:value="0.296052631578947" calcext:value-type="float">
            <text:p>0,2961</text:p>
          </table:table-cell>
          <table:table-cell table:number-columns-repeated="91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0392857142857143" calcext:value-type="float">
            <text:p>0,0393</text:p>
          </table:table-cell>
          <table:table-cell table:style-name="ce20" table:formula="of:=[.C15]/[.$A$24]" office:value-type="float" office:value="0.0387931034482759" calcext:value-type="float">
            <text:p>0,0388</text:p>
          </table:table-cell>
          <table:table-cell table:style-name="ce20" table:formula="of:=[.D15]/[.$A$24]" office:value-type="float" office:value="0.0635593220338983" calcext:value-type="float">
            <text:p>0,0636</text:p>
          </table:table-cell>
          <table:table-cell table:style-name="ce20" table:formula="of:=[.E15]/[.$A$24]" office:value-type="float" office:value="0.0272727272727273" calcext:value-type="float">
            <text:p>0,0273</text:p>
          </table:table-cell>
          <table:table-cell table:style-name="ce20" table:formula="of:=[.F15]/[.$A$24]" office:value-type="float" office:value="0.138888888888889" calcext:value-type="float">
            <text:p>0,1389</text:p>
          </table:table-cell>
          <table:table-cell table:number-columns-repeated="91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025462962962963" calcext:value-type="float">
            <text:p>0,0255</text:p>
          </table:table-cell>
          <table:table-cell table:style-name="ce21" table:formula="of:=[.C16]/6" office:value-type="float" office:value="0.0277777777777778" calcext:value-type="float">
            <text:p>0,0278</text:p>
          </table:table-cell>
          <table:table-cell table:style-name="ce21" table:formula="of:=[.D16]/6" office:value-type="float" office:value="0.0324675324675325" calcext:value-type="float">
            <text:p>0,0325</text:p>
          </table:table-cell>
          <table:table-cell table:style-name="ce21" table:formula="of:=[.E16]/6" office:value-type="float" office:value="0.0526315789473684" calcext:value-type="float">
            <text:p>0,0526</text:p>
          </table:table-cell>
          <table:table-cell table:style-name="ce21" table:formula="of:=[.F16]/6" office:value-type="float" office:value="0.104166666666667" calcext:value-type="float">
            <text:p>0,1042</text:p>
          </table:table-cell>
          <table:table-cell table:number-columns-repeated="91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0.00783475783475784" calcext:value-type="float">
            <text:p>0,0078</text:p>
          </table:table-cell>
          <table:table-cell table:style-name="ce20" table:formula="of:=[.C17]/6" office:value-type="float" office:value="0.00541516245487365" calcext:value-type="float">
            <text:p>0,0054</text:p>
          </table:table-cell>
          <table:table-cell table:style-name="ce20" table:formula="of:=[.D17]/6" office:value-type="float" office:value="0.0058411214953271" calcext:value-type="float">
            <text:p>0,0058</text:p>
          </table:table-cell>
          <table:table-cell table:style-name="ce20" table:formula="of:=[.E17]/6" office:value-type="float" office:value="0.013986013986014" calcext:value-type="float">
            <text:p>0,0140</text:p>
          </table:table-cell>
          <table:table-cell table:style-name="ce20" table:formula="of:=[.F17]/6" office:value-type="float" office:value="0.0480769230769231" calcext:value-type="float">
            <text:p>0,0481</text:p>
          </table:table-cell>
          <table:table-cell table:number-columns-repeated="910"/>
        </table:table-row>
        <table:table-row table:style-name="ro3" table:number-rows-repeated="1048547">
          <table:table-cell table:number-columns-repeated="916"/>
        </table:table-row>
        <table:table-row table:style-name="ro5" table:number-rows-repeated="2">
          <table:table-cell table:number-columns-repeated="916"/>
        </table:table-row>
        <table:table-row table:style-name="ro5">
          <table:table-cell table:number-columns-repeated="916"/>
        </table:table-row>
      </table:table>
      <table:table table:name="data" table:style-name="ta2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4">
          <table:table-cell table:style-name="ce31" table:number-columns-spanned="5" table:number-rows-spanned="1"/>
          <table:covered-table-cell table:number-columns-repeated="4"/>
          <table:table-cell table:number-columns-repeated="2"/>
          <table:table-cell office:value-type="float" office:value="1600" calcext:value-type="float">
            <text:p>1600</text:p>
          </table:table-cell>
          <table:table-cell table:formula="of:=[.H1]*2" office:value-type="float" office:value="3200" calcext:value-type="float">
            <text:p>3200</text:p>
          </table:table-cell>
          <table:table-cell table:formula="of:=[.I1]*2" office:value-type="float" office:value="6400" calcext:value-type="float">
            <text:p>6400</text:p>
          </table:table-cell>
          <table:table-cell table:formula="of:=[.J1]*2" office:value-type="float" office:value="12800" calcext:value-type="float">
            <text:p>12800</text:p>
          </table:table-cell>
          <table:table-cell table:formula="of:=[.K1]*2" office:value-type="float" office:value="25600" calcext:value-type="float">
            <text:p>256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03" calcext:value-type="float">
            <text:p>0,000003</text:p>
          </table:table-cell>
          <table:table-cell table:formula="of:=AVERAGE([.D2:.D4])" office:value-type="float" office:value="0.00000366666666666667" calcext:value-type="float">
            <text:p>3,66666666666667E-06</text:p>
          </table:table-cell>
          <table:table-cell table:number-columns-repeated="2"/>
          <table:table-cell table:style-name="ce32" table:formula="of:=AVERAGE([.$C$2:.$C$4];[.$C$17:.$C$19];[.$C$32:.$C$34];[.$C$47:.$C$49];[.$C$62:.$C$64])" office:value-type="float" office:value="9.0000048" calcext:value-type="float">
            <text:p>9,000005</text:p>
          </table:table-cell>
          <table:table-cell table:style-name="ce32" table:formula="of:=AVERAGE([.$C$5:.$C$7];[.$C$20:.$C$22];[.$C$35:.$C$37];[.$C$50:.$C$52];[.$C$65:.$C$67])" office:value-type="float" office:value="9.000001" calcext:value-type="float">
            <text:p>9,000001</text:p>
          </table:table-cell>
          <table:table-cell table:style-name="ce32" table:formula="of:=AVERAGE([.$C$8:.$C$10];[.$C$23:.$C$25];[.$C$38:.$C$40];[.$C$53:.$C$55];[.$C$68:.$C$70])" office:value-type="float" office:value="9" calcext:value-type="float">
            <text:p>9,000000</text:p>
          </table:table-cell>
          <table:table-cell table:style-name="ce32" table:formula="of:=AVERAGE([.$C$11:.$C$13];[.$C$26:.$C$28];[.$C$41:.$C$43];[.$C$56:.$C$58];[.$C$71:.$C$73])" office:value-type="float" office:value="9" calcext:value-type="float">
            <text:p>9,000000</text:p>
          </table:table-cell>
          <table:table-cell table:style-name="ce32" table:formula="of:=AVERAGE([.$C$14:.$C$16];[.$C$29:.$C$31];[.$C$44:.$C$46];[.$C$59:.$C$61];[.$C$74:.$C$76])" office:value-type="float" office:value="9" calcext:value-type="float">
            <text:p>9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03" calcext:value-type="float">
            <text:p>0,000003</text:p>
          </table:table-cell>
          <table:table-cell table:number-columns-repeated="3"/>
          <table:table-cell table:style-name="ce32" table:formula="of:=STDEV([.$C$2:.$C$4];[.$C$17:.$C$19];[.$C$32:.$C$34];[.$C$47:.$C$49];[.$C$62:.$C$64])" office:value-type="float" office:value="0.00000041403933529555" calcext:value-type="float">
            <text:p>0,000000</text:p>
          </table:table-cell>
          <table:table-cell table:style-name="ce32" table:formula="of:=STDEV([.$C$5:.$C$7];[.$C$20:.$C$22];[.$C$35:.$C$37];[.$C$50:.$C$52];[.$C$65:.$C$67])" office:value-type="float" office:value="0" calcext:value-type="float">
            <text:p>0,000000</text:p>
          </table:table-cell>
          <table:table-cell table:style-name="ce32" table:formula="of:=STDEV([.$C$8:.$C$10];[.$C$23:.$C$25];[.$C$38:.$C$40];[.$C$53:.$C$55];[.$C$68:.$C$70])" office:value-type="float" office:value="0" calcext:value-type="float">
            <text:p>0,000000</text:p>
          </table:table-cell>
          <table:table-cell table:style-name="ce32" table:formula="of:=STDEV([.$C$11:.$C$13];[.$C$26:.$C$28];[.$C$41:.$C$43];[.$C$56:.$C$58];[.$C$71:.$C$73])" office:value-type="float" office:value="0" calcext:value-type="float">
            <text:p>0,000000</text:p>
          </table:table-cell>
          <table:table-cell table:style-name="ce32" table:formula="of:=STDEV([.$C$14:.$C$16];[.$C$29:.$C$31];[.$C$44:.$C$46];[.$C$59:.$C$61];[.$C$74:.$C$76])" office:value-type="float" office:value="0" calcext:value-type="float">
            <text:p>0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05" calcext:value-type="float">
            <text:p>0,00000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3" calcext:value-type="float">
            <text:p>0,000003</text:p>
          </table:table-cell>
          <table:table-cell table:formula="of:=AVERAGE([.D5:.D7])" office:value-type="float" office:value="0.000003" calcext:value-type="float">
            <text:p>0,00000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3" calcext:value-type="float">
            <text:p>0,000003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3" calcext:value-type="float">
            <text:p>0,000003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05" calcext:value-type="float">
            <text:p>0,000005</text:p>
          </table:table-cell>
          <table:table-cell table:formula="of:=AVERAGE([.D8:.D10])" office:value-type="float" office:value="0.000005" calcext:value-type="float">
            <text:p>0,000005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05" calcext:value-type="float">
            <text:p>0,00000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05" calcext:value-type="float">
            <text:p>0,00000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,000008</text:p>
          </table:table-cell>
          <table:table-cell table:formula="of:=AVERAGE([.D11:.D13])" office:value-type="float" office:value="0.000008" calcext:value-type="float">
            <text:p>0,00000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,000008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,000008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formula="of:=AVERAGE([.D14:.D16])" office:value-type="float" office:value="0.000015" calcext:value-type="float">
            <text:p>0,000015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4" calcext:value-type="float">
            <text:p>0,000014</text:p>
          </table:table-cell>
          <table:table-cell table:formula="of:=AVERAGE([.D17:.D19])" office:value-type="float" office:value="0.0000123333333333333" calcext:value-type="float">
            <text:p>1,23333333333333E-05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" calcext:value-type="float">
            <text:p>0,0000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3" calcext:value-type="float">
            <text:p>0,000013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1" calcext:value-type="float">
            <text:p>0,00001</text:p>
          </table:table-cell>
          <table:table-cell table:formula="of:=AVERAGE([.D20:.D22])" office:value-type="float" office:value="0.00001" calcext:value-type="float">
            <text:p>0,00001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13" calcext:value-type="float">
            <text:p>0,000013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7" calcext:value-type="float">
            <text:p>0,000007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1" calcext:value-type="float">
            <text:p>0,000011</text:p>
          </table:table-cell>
          <table:table-cell table:formula="of:=AVERAGE([.D23:.D25])" office:value-type="float" office:value="0.0000133333333333333" calcext:value-type="float">
            <text:p>1,33333333333333E-05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4" calcext:value-type="float">
            <text:p>0,000014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,000018</text:p>
          </table:table-cell>
          <table:table-cell table:formula="of:=AVERAGE([.D26:.D28])" office:value-type="float" office:value="0.0000166666666666667" calcext:value-type="float">
            <text:p>1,66666666666667E-05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0,000013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,000019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,000022</text:p>
          </table:table-cell>
          <table:table-cell table:formula="of:=AVERAGE([.D29:.D31])" office:value-type="float" office:value="0.0000253333333333333" calcext:value-type="float">
            <text:p>2,53333333333333E-05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8" calcext:value-type="float">
            <text:p>0,000028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,000026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22" calcext:value-type="float">
            <text:p>0,000022</text:p>
          </table:table-cell>
          <table:table-cell table:formula="of:=AVERAGE([.D32:.D34])" office:value-type="float" office:value="0.0000233333333333333" calcext:value-type="float">
            <text:p>2,33333333333333E-05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5" calcext:value-type="float">
            <text:p>0,000015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33" calcext:value-type="float">
            <text:p>0,00003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22" calcext:value-type="float">
            <text:p>0,000022</text:p>
          </table:table-cell>
          <table:table-cell table:formula="of:=AVERAGE([.D35:.D37])" office:value-type="float" office:value="0.0000193333333333333" calcext:value-type="float">
            <text:p>1,93333333333333E-05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2" calcext:value-type="float">
            <text:p>0,0000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16" calcext:value-type="float">
            <text:p>0,000016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,000017</text:p>
          </table:table-cell>
          <table:table-cell table:formula="of:=AVERAGE([.D38:.D40])" office:value-type="float" office:value="0.0000196666666666667" calcext:value-type="float">
            <text:p>1,96666666666667E-05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,00001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,00002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,000016</text:p>
          </table:table-cell>
          <table:table-cell table:formula="of:=AVERAGE([.D41:.D43])" office:value-type="float" office:value="0.0000733333333333333" calcext:value-type="float">
            <text:p>7,33333333333333E-05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52" calcext:value-type="float">
            <text:p>0,00005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152" calcext:value-type="float">
            <text:p>0,00015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5" calcext:value-type="float">
            <text:p>0,000025</text:p>
          </table:table-cell>
          <table:table-cell table:formula="of:=AVERAGE([.D44:.D46])" office:value-type="float" office:value="0.000027" calcext:value-type="float">
            <text:p>0,00002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31" calcext:value-type="float">
            <text:p>0,000031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5" calcext:value-type="float">
            <text:p>0,00002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9" calcext:value-type="float">
            <text:p>0,000019</text:p>
          </table:table-cell>
          <table:table-cell table:formula="of:=AVERAGE([.D47:.D49])" office:value-type="float" office:value="0.000024" calcext:value-type="float">
            <text:p>0,000024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26" calcext:value-type="float">
            <text:p>0,00002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27" calcext:value-type="float">
            <text:p>0,000027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22" calcext:value-type="float">
            <text:p>0,000022</text:p>
          </table:table-cell>
          <table:table-cell table:formula="of:=AVERAGE([.D50:.D52])" office:value-type="float" office:value="0.000018" calcext:value-type="float">
            <text:p>0,000018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12" calcext:value-type="float">
            <text:p>0,000012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2" calcext:value-type="float">
            <text:p>0,00002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,000019</text:p>
          </table:table-cell>
          <table:table-cell table:formula="of:=AVERAGE([.D53:.D55])" office:value-type="float" office:value="0.0000256666666666667" calcext:value-type="float">
            <text:p>2,56666666666667E-05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33" calcext:value-type="float">
            <text:p>0,000033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25" calcext:value-type="float">
            <text:p>0,00002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,000026</text:p>
          </table:table-cell>
          <table:table-cell table:formula="of:=AVERAGE([.D56:.D58])" office:value-type="float" office:value="0.0000253333333333333" calcext:value-type="float">
            <text:p>2,53333333333333E-05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,00002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,000024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,000023</text:p>
          </table:table-cell>
          <table:table-cell table:formula="of:=AVERAGE([.D59:.D61])" office:value-type="float" office:value="0.000024" calcext:value-type="float">
            <text:p>0,000024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,00001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31" calcext:value-type="float">
            <text:p>0,000031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000092" calcext:value-type="float">
            <text:p>0,000092</text:p>
          </table:table-cell>
          <table:table-cell table:formula="of:=AVERAGE([.D62:.D64])" office:value-type="float" office:value="0.000078" calcext:value-type="float">
            <text:p>0,000078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00009" calcext:value-type="float">
            <text:p>0,00009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000052" calcext:value-type="float">
            <text:p>0,00005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138" calcext:value-type="float">
            <text:p>0,000138</text:p>
          </table:table-cell>
          <table:table-cell table:formula="of:=AVERAGE([.D65:.D67])" office:value-type="float" office:value="0.0000923333333333333" calcext:value-type="float">
            <text:p>9,23333333333333E-05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33" calcext:value-type="float">
            <text:p>0,000033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106" calcext:value-type="float">
            <text:p>0,00010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168" calcext:value-type="float">
            <text:p>0,000168</text:p>
          </table:table-cell>
          <table:table-cell table:formula="of:=AVERAGE([.D68:.D70])" office:value-type="float" office:value="0.000142666666666667" calcext:value-type="float">
            <text:p>0,0001426666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155" calcext:value-type="float">
            <text:p>0,00015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105" calcext:value-type="float">
            <text:p>0,00010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42" calcext:value-type="float">
            <text:p>0,000042</text:p>
          </table:table-cell>
          <table:table-cell table:formula="of:=AVERAGE([.D71:.D73])" office:value-type="float" office:value="0.0000953333333333333" calcext:value-type="float">
            <text:p>9,53333333333333E-05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82" calcext:value-type="float">
            <text:p>0,00008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162" calcext:value-type="float">
            <text:p>0,00016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8" calcext:value-type="float">
            <text:p>0,000028</text:p>
          </table:table-cell>
          <table:table-cell table:formula="of:=AVERAGE([.D74:.D76])" office:value-type="float" office:value="0.000052" calcext:value-type="float">
            <text:p>0,000052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,000024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104" calcext:value-type="float">
            <text:p>0,00010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4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1">
      <number:day/>
      <number:text>/</number:text>
      <number:month number:textual="true"/>
    </number:date-style>
    <number:number-style style:name="N15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45">
      <number:minutes number:style="long"/>
      <number:text>:</number:text>
      <number:seconds number:style="long"/>
    </number:time-style>
    <number:number-style style:name="N115">
      <number:number number:decimal-places="3" number:min-decimal-places="3" number:min-integer-digits="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14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4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22">
      <number:month number:textual="true"/>
      <number:text>/</number:text>
      <number:year/>
    </number:date-style>
    <number:number-style style:name="N151">
      <number:number number:decimal-places="1" number:min-decimal-places="1" number:min-integer-digits="1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07">
      <number:number number:decimal-places="5" number:min-decimal-places="5" number:min-integer-digits="1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26">
      <number:number number:decimal-places="7" number:min-decimal-places="7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/</number:text>
      <number:month/>
      <number:text>/</number:text>
      <number:year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5:52:33.824917469</dc:date>
    <meta:editing-duration>PT7H30M52S</meta:editing-duration>
    <meta:editing-cycles>30</meta:editing-cycles>
    <meta:generator>LibreOffice/7.3.7.2$Linux_X86_64 LibreOffice_project/30$Build-2</meta:generator>
    <meta:document-statistic meta:table-count="2" meta:cell-count="473" meta:object-count="0"/>
  </office:meta>
</office:document-meta>
</file>